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1.82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t(1, 2)</text:p>
          </table:table-cell>
          <table:table-cell table:style-name="ce1" office:value-type="string" calcext:value-type="string">
            <text:p>t(1, 3)</text:p>
          </table:table-cell>
          <table:table-cell table:style-name="ce1" office:value-type="string" calcext:value-type="string">
            <text:p>t(2, 3)</text:p>
          </table:table-cell>
          <table:table-cell table:style-name="ce1" office:value-type="string" calcext:value-type="string">
            <text:p>nouveauté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nouv corr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zeta1</text:p>
          </table:table-cell>
          <table:table-cell table:style-name="ce1" office:value-type="string" calcext:value-type="string">
            <text:p>zeta2</text:p>
          </table:table-cell>
          <table:table-cell table:style-name="ce1" office:value-type="string" calcext:value-type="string">
            <text:p>zeta3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max zeta</text:p>
          </table:table-cell>
          <table:table-cell table:style-name="ce1" office:value-type="string" calcext:value-type="string">
            <text:p>middle zeta</text:p>
          </table:table-cell>
          <table:table-cell table:style-name="ce1" office:value-type="string" calcext:value-type="string">
            <text:p>min zet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st novelty</text:p>
          </table:table-cell>
          <table:table-cell table:style-name="ce1"/>
          <table:table-cell/>
          <table:table-cell table:style-name="ce1" office:value-type="string" calcext:value-type="string">
            <text:p>GC</text:p>
          </table:table-cell>
          <table:table-cell table:style-name="ce2" office:value-type="string" calcext:value-type="string">
            <text:p>GA</text:p>
          </table:table-cell>
          <table:table-cell table:number-columns-repeated="34"/>
        </table:table-row>
        <table:table-row table:style-name="ro1"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([.E2] + [.F2]) / 2" office:value-type="float" office:value="1" calcext:value-type="float">
            <text:p>1</text:p>
          </table:table-cell>
          <table:table-cell table:style-name="ce2" table:formula="of:=([.E2] + [.G2]) / 2" office:value-type="float" office:value="1" calcext:value-type="float">
            <text:p>1</text:p>
          </table:table-cell>
          <table:table-cell table:style-name="ce2" table:formula="of:=([.F2] + [.G2]) / 2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(1 - wTan) * [.B2] + wTan * [.K2]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(1 - wTan) * [.C2] + wTan * [.L2]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(1 - wTan) * [.D2] + wTan * [.M2]" office:value-type="float" office:value="1" calcext:value-type="float">
            <text:p>1</text:p>
          </table:table-cell>
          <table:table-cell table:style-name="ce2" table:formula="of:=IF(SUM([.$N2:.$P2])=0;1;[.N2]/SUM([.$N2:.$P2]))" office:value-type="float" office:value="0.333333333333333" calcext:value-type="float">
            <text:p>0,333333333333333</text:p>
          </table:table-cell>
          <table:table-cell table:style-name="ce2" table:formula="of:=IF(SUM([.$N2:.$P2])=0;1;[.O2]/SUM([.$N2:.$P2]))" office:value-type="float" office:value="0.333333333333333" calcext:value-type="float">
            <text:p>0,333333333333333</text:p>
          </table:table-cell>
          <table:table-cell table:style-name="ce2" table:formula="of:=IF(SUM([.$N2:.$P2])=0;1;[.P2]/SUM([.$N2:.$P2]))" office:value-type="float" office:value="0.333333333333333" calcext:value-type="float">
            <text:p>0,333333333333333</text:p>
          </table:table-cell>
          <table:table-cell table:style-name="ce2" table:formula="of:=LARGE([.$N2:.$P2];1)" office:value-type="float" office:value="1" calcext:value-type="float">
            <text:p>1</text:p>
          </table:table-cell>
          <table:table-cell table:style-name="ce2" table:formula="of:=LARGE([.$N2:.$P2];2)" office:value-type="float" office:value="1" calcext:value-type="float">
            <text:p>1</text:p>
          </table:table-cell>
          <table:table-cell table:style-name="ce2" table:formula="of:=LARGE([.$N2:.$P2];3)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W_1 * [.T2] + W_2 * [.U2] + W_3 * [.V2]" office:value-type="float" office:value="1" calcext:value-type="float">
            <text:p>1</text:p>
          </table:table-cell>
          <table:table-cell table:style-name="ce2" table:formula="of:=SUMPRODUCT([.B2:.D2];[.Q2:.S2])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[.W2] * [.X2] + (1 - [.W2]) * cM" office:value-type="float" office:value="1" calcext:value-type="float">
            <text:p>1</text:p>
          </table:table-cell>
          <table:table-cell table:style-name="ce2" table:formula="of:=1 - [.Y2]" office:value-type="float" office:value="0" calcext:value-type="float">
            <text:p>0</text:p>
          </table:table-cell>
          <table:table-cell/>
          <table:table-cell table:style-name="ce2" table:formula="of:=(SIN([.AC2])*SIN([.AD2]))*([.AC2]*[.AD2]-[.AC2]+[.AD2]^2)" office:value-type="float" office:value="0.708073418273571" calcext:value-type="float">
            <text:p>0,708073418273571</text:p>
          </table:table-cell>
          <table:table-cell table:style-name="ce2" table:formula="of:=SUM([.B2:.D2])/3" office:value-type="float" office:value="1" calcext:value-type="float">
            <text:p>1</text:p>
          </table:table-cell>
          <table:table-cell table:style-name="ce2" table:formula="of:=SUM([.E2:.G2])/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.8" calcext:value-type="float">
            <text:p>0,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,1</text:p>
          </table:table-cell>
          <table:table-cell/>
          <table:table-cell table:style-name="ce2" office:value-type="float" office:value="0.1" calcext:value-type="float">
            <text:p>0,1</text:p>
          </table:table-cell>
          <table:table-cell table:style-name="ce2" table:formula="of:=([.E3] + [.F3]) / 2" office:value-type="float" office:value="1" calcext:value-type="float">
            <text:p>1</text:p>
          </table:table-cell>
          <table:table-cell table:style-name="ce2" table:formula="of:=([.E3] + [.G3]) / 2" office:value-type="float" office:value="1" calcext:value-type="float">
            <text:p>1</text:p>
          </table:table-cell>
          <table:table-cell table:style-name="ce2" table:formula="of:=([.F3] + [.G3]) / 2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(1 - wTan) * [.B3] + wTan * [.K3]" office:value-type="float" office:value="0.96" calcext:value-type="float">
            <text:p>0,96</text:p>
          </table:table-cell>
          <table:table-cell table:style-name="ce2" table:number-matrix-columns-spanned="1" table:number-matrix-rows-spanned="1" table:formula="of:=(1 - wTan) * [.C3] + wTan * [.L3]" office:value-type="float" office:value="0.96" calcext:value-type="float">
            <text:p>0,96</text:p>
          </table:table-cell>
          <table:table-cell table:style-name="ce2" table:number-matrix-columns-spanned="1" table:number-matrix-rows-spanned="1" table:formula="of:=(1 - wTan) * [.D3] + wTan * [.M3]" office:value-type="float" office:value="0.96" calcext:value-type="float">
            <text:p>0,96</text:p>
          </table:table-cell>
          <table:table-cell table:style-name="ce2" table:formula="of:=IF(SUM([.$N3:.$P3])=0;1;[.N3]/SUM([.$N3:.$P3]))" office:value-type="float" office:value="0.333333333333333" calcext:value-type="float">
            <text:p>0,333333333333333</text:p>
          </table:table-cell>
          <table:table-cell table:style-name="ce2" table:formula="of:=IF(SUM([.$N3:.$P3])=0;1;[.O3]/SUM([.$N3:.$P3]))" office:value-type="float" office:value="0.333333333333333" calcext:value-type="float">
            <text:p>0,333333333333333</text:p>
          </table:table-cell>
          <table:table-cell table:style-name="ce2" table:formula="of:=IF(SUM([.$N3:.$P3])=0;1;[.P3]/SUM([.$N3:.$P3]))" office:value-type="float" office:value="0.333333333333333" calcext:value-type="float">
            <text:p>0,333333333333333</text:p>
          </table:table-cell>
          <table:table-cell table:style-name="ce2" table:formula="of:=LARGE([.$N3:.$P3];1)" office:value-type="float" office:value="0.96" calcext:value-type="float">
            <text:p>0,96</text:p>
          </table:table-cell>
          <table:table-cell table:style-name="ce2" table:formula="of:=LARGE([.$N3:.$P3];2)" office:value-type="float" office:value="0.96" calcext:value-type="float">
            <text:p>0,96</text:p>
          </table:table-cell>
          <table:table-cell table:style-name="ce2" table:formula="of:=LARGE([.$N3:.$P3];3)" office:value-type="float" office:value="0.96" calcext:value-type="float">
            <text:p>0,96</text:p>
          </table:table-cell>
          <table:table-cell table:style-name="ce2" table:number-matrix-columns-spanned="1" table:number-matrix-rows-spanned="1" table:formula="of:=W_1 * [.T3] + W_2 * [.U3] + W_3 * [.V3]" office:value-type="float" office:value="0.96" calcext:value-type="float">
            <text:p>0,96</text:p>
          </table:table-cell>
          <table:table-cell table:style-name="ce2" table:formula="of:=SUMPRODUCT([.B3:.D3];[.Q3:.S3])" office:value-type="float" office:value="0.8" calcext:value-type="float">
            <text:p>0,8</text:p>
          </table:table-cell>
          <table:table-cell table:style-name="ce2" table:number-matrix-columns-spanned="1" table:number-matrix-rows-spanned="1" table:formula="of:=[.W3] * [.X3] + (1 - [.W3]) * cM" office:value-type="float" office:value="0.794" calcext:value-type="float">
            <text:p>0,794</text:p>
          </table:table-cell>
          <table:table-cell table:style-name="ce2" table:formula="of:=1 - [.Y3]" office:value-type="float" office:value="0.206" calcext:value-type="float">
            <text:p>0,206</text:p>
          </table:table-cell>
          <table:table-cell/>
          <table:table-cell table:style-name="ce2" table:formula="of:=(SIN([.AC3])*SIN([.AD3]))*([.AC3]*[.AD3]-[.AC3]+[.AD3]^2)" office:value-type="float" office:value="0.603634336267164" calcext:value-type="float">
            <text:p>0,603634336267164</text:p>
          </table:table-cell>
          <table:table-cell table:style-name="ce2" table:formula="of:=SUM([.B3:.D3])/3" office:value-type="float" office:value="0.8" calcext:value-type="float">
            <text:p>0,8</text:p>
          </table:table-cell>
          <table:table-cell table:style-name="ce2" table:formula="of:=SUM([.E3:.G3])/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,2</text:p>
          </table:table-cell>
          <table:table-cell/>
          <table:table-cell table:style-name="ce2" office:value-type="float" office:value="0.2" calcext:value-type="float">
            <text:p>0,2</text:p>
          </table:table-cell>
          <table:table-cell table:style-name="ce2" table:formula="of:=([.E4] + [.F4]) / 2" office:value-type="float" office:value="0.5" calcext:value-type="float">
            <text:p>0,5</text:p>
          </table:table-cell>
          <table:table-cell table:style-name="ce2" table:formula="of:=([.E4] + [.G4]) / 2" office:value-type="float" office:value="0.5" calcext:value-type="float">
            <text:p>0,5</text:p>
          </table:table-cell>
          <table:table-cell table:style-name="ce2" table:formula="of:=([.F4] + [.G4]) / 2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(1 - wTan) * [.B4] + wTan * [.K4]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(1 - wTan) * [.C4] + wTan * [.L4]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(1 - wTan) * [.D4] + wTan * [.M4]" office:value-type="float" office:value="0.16" calcext:value-type="float">
            <text:p>0,16</text:p>
          </table:table-cell>
          <table:table-cell table:style-name="ce2" table:formula="of:=IF(SUM([.$N4:.$P4])=0;1;[.N4]/SUM([.$N4:.$P4]))" office:value-type="float" office:value="0.441176470588235" calcext:value-type="float">
            <text:p>0,441176470588235</text:p>
          </table:table-cell>
          <table:table-cell table:style-name="ce2" table:formula="of:=IF(SUM([.$N4:.$P4])=0;1;[.O4]/SUM([.$N4:.$P4]))" office:value-type="float" office:value="0.441176470588235" calcext:value-type="float">
            <text:p>0,441176470588235</text:p>
          </table:table-cell>
          <table:table-cell table:style-name="ce2" table:formula="of:=IF(SUM([.$N4:.$P4])=0;1;[.P4]/SUM([.$N4:.$P4]))" office:value-type="float" office:value="0.117647058823529" calcext:value-type="float">
            <text:p>0,117647058823529</text:p>
          </table:table-cell>
          <table:table-cell table:style-name="ce2" table:formula="of:=LARGE([.$N4:.$P4];1)" office:value-type="float" office:value="0.6" calcext:value-type="float">
            <text:p>0,6</text:p>
          </table:table-cell>
          <table:table-cell table:style-name="ce2" table:formula="of:=LARGE([.$N4:.$P4];2)" office:value-type="float" office:value="0.6" calcext:value-type="float">
            <text:p>0,6</text:p>
          </table:table-cell>
          <table:table-cell table:style-name="ce2" table:formula="of:=LARGE([.$N4:.$P4];3)" office:value-type="float" office:value="0.16" calcext:value-type="float">
            <text:p>0,16</text:p>
          </table:table-cell>
          <table:table-cell table:style-name="ce2" table:number-matrix-columns-spanned="1" table:number-matrix-rows-spanned="1" table:formula="of:=W_1 * [.T4] + W_2 * [.U4] + W_3 * [.V4]" office:value-type="float" office:value="0.556" calcext:value-type="float">
            <text:p>0,556</text:p>
          </table:table-cell>
          <table:table-cell table:style-name="ce2" table:formula="of:=SUMPRODUCT([.B4:.D4];[.Q4:.S4])" office:value-type="float" office:value="0.976470588235294" calcext:value-type="float">
            <text:p>0,976470588235294</text:p>
          </table:table-cell>
          <table:table-cell table:style-name="ce2" table:number-matrix-columns-spanned="1" table:number-matrix-rows-spanned="1" table:formula="of:=[.W4] * [.X4] + (1 - [.W4]) * cM" office:value-type="float" office:value="0.831517647058823" calcext:value-type="float">
            <text:p>0,831517647058823</text:p>
          </table:table-cell>
          <table:table-cell table:style-name="ce2" table:formula="of:=1 - [.Y4]" office:value-type="float" office:value="0.168482352941176" calcext:value-type="float">
            <text:p>0,168482352941176</text:p>
          </table:table-cell>
          <table:table-cell/>
          <table:table-cell table:style-name="ce2" table:formula="of:=(SIN([.AC4])*SIN([.AD4]))*([.AC4]*[.AD4]-[.AC4]+[.AD4]^2)" office:value-type="float" office:value="-0.134389696226547" calcext:value-type="float">
            <text:p>-0,134389696226547</text:p>
          </table:table-cell>
          <table:table-cell table:style-name="ce2" table:formula="of:=SUM([.B4:.D4])/3" office:value-type="float" office:value="0.933333333333333" calcext:value-type="float">
            <text:p>0,933333333333333</text:p>
          </table:table-cell>
          <table:table-cell table:style-name="ce2" table:formula="of:=SUM([.E4:.G4])/3" office:value-type="float" office:value="0.333333333333333" calcext:value-type="float">
            <text:p>0,333333333333333</text:p>
          </table:table-cell>
          <table:table-cell table:number-columns-repeated="3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,25</text:p>
          </table:table-cell>
          <table:table-cell/>
          <table:table-cell table:style-name="ce2" office:value-type="float" office:value="0.25" calcext:value-type="float">
            <text:p>0,25</text:p>
          </table:table-cell>
          <table:table-cell table:style-name="ce2" table:formula="of:=([.E5] + [.F5]) / 2" office:value-type="float" office:value="0.5" calcext:value-type="float">
            <text:p>0,5</text:p>
          </table:table-cell>
          <table:table-cell table:style-name="ce2" table:formula="of:=([.E5] + [.G5]) / 2" office:value-type="float" office:value="0.5" calcext:value-type="float">
            <text:p>0,5</text:p>
          </table:table-cell>
          <table:table-cell table:style-name="ce2" table:formula="of:=([.F5] + [.G5]) / 2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(1 - wTan) * [.B5] + wTan * [.K5]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(1 - wTan) * [.C5] + wTan * [.L5]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(1 - wTan) * [.D5] + wTan * [.M5]" office:value-type="float" office:value="0.1" calcext:value-type="float">
            <text:p>0,1</text:p>
          </table:table-cell>
          <table:table-cell table:style-name="ce2" table:formula="of:=IF(SUM([.$N5:.$P5])=0;1;[.N5]/SUM([.$N5:.$P5]))" office:value-type="float" office:value="0.461538461538462" calcext:value-type="float">
            <text:p>0,461538461538462</text:p>
          </table:table-cell>
          <table:table-cell table:style-name="ce2" table:formula="of:=IF(SUM([.$N5:.$P5])=0;1;[.O5]/SUM([.$N5:.$P5]))" office:value-type="float" office:value="0.461538461538462" calcext:value-type="float">
            <text:p>0,461538461538462</text:p>
          </table:table-cell>
          <table:table-cell table:style-name="ce2" table:formula="of:=IF(SUM([.$N5:.$P5])=0;1;[.P5]/SUM([.$N5:.$P5]))" office:value-type="float" office:value="0.0769230769230769" calcext:value-type="float">
            <text:p>0,076923076923077</text:p>
          </table:table-cell>
          <table:table-cell table:style-name="ce2" table:formula="of:=LARGE([.$N5:.$P5];1)" office:value-type="float" office:value="0.6" calcext:value-type="float">
            <text:p>0,6</text:p>
          </table:table-cell>
          <table:table-cell table:style-name="ce2" table:formula="of:=LARGE([.$N5:.$P5];2)" office:value-type="float" office:value="0.6" calcext:value-type="float">
            <text:p>0,6</text:p>
          </table:table-cell>
          <table:table-cell table:style-name="ce2" table:formula="of:=LARGE([.$N5:.$P5];3)" office:value-type="float" office:value="0.1" calcext:value-type="float">
            <text:p>0,1</text:p>
          </table:table-cell>
          <table:table-cell table:style-name="ce2" table:number-matrix-columns-spanned="1" table:number-matrix-rows-spanned="1" table:formula="of:=W_1 * [.T5] + W_2 * [.U5] + W_3 * [.V5]" office:value-type="float" office:value="0.55" calcext:value-type="float">
            <text:p>0,55</text:p>
          </table:table-cell>
          <table:table-cell table:style-name="ce2" table:formula="of:=SUMPRODUCT([.B5:.D5];[.Q5:.S5])" office:value-type="float" office:value="0.961538461538462" calcext:value-type="float">
            <text:p>0,961538461538462</text:p>
          </table:table-cell>
          <table:table-cell table:style-name="ce2" table:number-matrix-columns-spanned="1" table:number-matrix-rows-spanned="1" table:formula="of:=[.W5] * [.X5] + (1 - [.W5]) * cM" office:value-type="float" office:value="0.821346153846154" calcext:value-type="float">
            <text:p>0,821346153846154</text:p>
          </table:table-cell>
          <table:table-cell table:style-name="ce2" table:formula="of:=1 - [.Y5]" office:value-type="float" office:value="0.178653846153846" calcext:value-type="float">
            <text:p>0,178653846153846</text:p>
          </table:table-cell>
          <table:table-cell/>
          <table:table-cell table:style-name="ce2" table:formula="of:=(SIN([.AC5])*SIN([.AD5]))*([.AC5]*[.AD5]-[.AC5]+[.AD5]^2)" office:value-type="float" office:value="-0.107636418247559" calcext:value-type="float">
            <text:p>-0,107636418247559</text:p>
          </table:table-cell>
          <table:table-cell table:style-name="ce2" table:formula="of:=SUM([.B5:.D5])/3" office:value-type="float" office:value="0.833333333333333" calcext:value-type="float">
            <text:p>0,833333333333333</text:p>
          </table:table-cell>
          <table:table-cell table:style-name="ce2" table:formula="of:=SUM([.E5:.G5])/3" office:value-type="float" office:value="0.333333333333333" calcext:value-type="float">
            <text:p>0,333333333333333</text:p>
          </table:table-cell>
          <table:table-cell table:number-columns-repeated="3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0.8" calcext:value-type="float">
            <text:p>0,8</text:p>
          </table:table-cell>
          <table:table-cell table:number-columns-repeated="3" table:style-name="ce2" office:value-type="float" office:value="0.7" calcext:value-type="float">
            <text:p>0,7</text:p>
          </table:table-cell>
          <table:table-cell table:style-name="ce2" office:value-type="float" office:value="0.27" calcext:value-type="float">
            <text:p>0,27</text:p>
          </table:table-cell>
          <table:table-cell/>
          <table:table-cell table:style-name="ce2" office:value-type="float" office:value="0.27" calcext:value-type="float">
            <text:p>0,27</text:p>
          </table:table-cell>
          <table:table-cell table:style-name="ce2" table:formula="of:=([.E6] + [.F6]) / 2" office:value-type="float" office:value="0.7" calcext:value-type="float">
            <text:p>0,7</text:p>
          </table:table-cell>
          <table:table-cell table:style-name="ce2" table:formula="of:=([.E6] + [.G6]) / 2" office:value-type="float" office:value="0.7" calcext:value-type="float">
            <text:p>0,7</text:p>
          </table:table-cell>
          <table:table-cell table:style-name="ce2" table:formula="of:=([.F6] + [.G6]) / 2" office:value-type="float" office:value="0.7" calcext:value-type="float">
            <text:p>0,7</text:p>
          </table:table-cell>
          <table:table-cell table:style-name="ce2" table:number-matrix-columns-spanned="1" table:number-matrix-rows-spanned="1" table:formula="of:=(1 - wTan) * [.B6] + wTan * [.K6]" office:value-type="float" office:value="0.72" calcext:value-type="float">
            <text:p>0,72</text:p>
          </table:table-cell>
          <table:table-cell table:style-name="ce2" table:number-matrix-columns-spanned="1" table:number-matrix-rows-spanned="1" table:formula="of:=(1 - wTan) * [.C6] + wTan * [.L6]" office:value-type="float" office:value="0.72" calcext:value-type="float">
            <text:p>0,72</text:p>
          </table:table-cell>
          <table:table-cell table:style-name="ce2" table:number-matrix-columns-spanned="1" table:number-matrix-rows-spanned="1" table:formula="of:=(1 - wTan) * [.D6] + wTan * [.M6]" office:value-type="float" office:value="0.72" calcext:value-type="float">
            <text:p>0,72</text:p>
          </table:table-cell>
          <table:table-cell table:style-name="ce2" table:formula="of:=IF(SUM([.$N6:.$P6])=0;1;[.N6]/SUM([.$N6:.$P6]))" office:value-type="float" office:value="0.333333333333333" calcext:value-type="float">
            <text:p>0,333333333333333</text:p>
          </table:table-cell>
          <table:table-cell table:style-name="ce2" table:formula="of:=IF(SUM([.$N6:.$P6])=0;1;[.O6]/SUM([.$N6:.$P6]))" office:value-type="float" office:value="0.333333333333333" calcext:value-type="float">
            <text:p>0,333333333333333</text:p>
          </table:table-cell>
          <table:table-cell table:style-name="ce2" table:formula="of:=IF(SUM([.$N6:.$P6])=0;1;[.P6]/SUM([.$N6:.$P6]))" office:value-type="float" office:value="0.333333333333333" calcext:value-type="float">
            <text:p>0,333333333333333</text:p>
          </table:table-cell>
          <table:table-cell table:style-name="ce2" table:formula="of:=LARGE([.$N6:.$P6];1)" office:value-type="float" office:value="0.72" calcext:value-type="float">
            <text:p>0,72</text:p>
          </table:table-cell>
          <table:table-cell table:style-name="ce2" table:formula="of:=LARGE([.$N6:.$P6];2)" office:value-type="float" office:value="0.72" calcext:value-type="float">
            <text:p>0,72</text:p>
          </table:table-cell>
          <table:table-cell table:style-name="ce2" table:formula="of:=LARGE([.$N6:.$P6];3)" office:value-type="float" office:value="0.72" calcext:value-type="float">
            <text:p>0,72</text:p>
          </table:table-cell>
          <table:table-cell table:style-name="ce2" table:number-matrix-columns-spanned="1" table:number-matrix-rows-spanned="1" table:formula="of:=W_1 * [.T6] + W_2 * [.U6] + W_3 * [.V6]" office:value-type="float" office:value="0.72" calcext:value-type="float">
            <text:p>0,72</text:p>
          </table:table-cell>
          <table:table-cell table:style-name="ce2" table:formula="of:=SUMPRODUCT([.B6:.D6];[.Q6:.S6])" office:value-type="float" office:value="0.8" calcext:value-type="float">
            <text:p>0,8</text:p>
          </table:table-cell>
          <table:table-cell table:style-name="ce2" table:number-matrix-columns-spanned="1" table:number-matrix-rows-spanned="1" table:formula="of:=[.W6] * [.X6] + (1 - [.W6]) * cM" office:value-type="float" office:value="0.758" calcext:value-type="float">
            <text:p>0,758</text:p>
          </table:table-cell>
          <table:table-cell table:style-name="ce2" table:formula="of:=1 - [.Y6]" office:value-type="float" office:value="0.242" calcext:value-type="float">
            <text:p>0,242</text:p>
          </table:table-cell>
          <table:table-cell/>
          <table:table-cell table:style-name="ce2" table:formula="of:=(SIN([.AC6])*SIN([.AD6]))*([.AC6]*[.AD6]-[.AC6]+[.AD6]^2)" office:value-type="float" office:value="0.11553337045129" calcext:value-type="float">
            <text:p>0,11553337045129</text:p>
          </table:table-cell>
          <table:table-cell table:style-name="ce2" table:formula="of:=SUM([.B6:.D6])/3" office:value-type="float" office:value="0.8" calcext:value-type="float">
            <text:p>0,8</text:p>
          </table:table-cell>
          <table:table-cell table:style-name="ce2" table:formula="of:=SUM([.E6:.G6])/3" office:value-type="float" office:value="0.7" calcext:value-type="float">
            <text:p>0,7</text:p>
          </table:table-cell>
          <table:table-cell table:number-columns-repeated="3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6" table:style-name="ce2" office:value-type="float" office:value="0.7" calcext:value-type="float">
            <text:p>0,7</text:p>
          </table:table-cell>
          <table:table-cell table:style-name="ce2" office:value-type="float" office:value="0.28" calcext:value-type="float">
            <text:p>0,28</text:p>
          </table:table-cell>
          <table:table-cell/>
          <table:table-cell table:style-name="ce2" office:value-type="float" office:value="0.28" calcext:value-type="float">
            <text:p>0,28</text:p>
          </table:table-cell>
          <table:table-cell table:style-name="ce2" table:formula="of:=([.E7] + [.F7]) / 2" office:value-type="float" office:value="0.7" calcext:value-type="float">
            <text:p>0,7</text:p>
          </table:table-cell>
          <table:table-cell table:style-name="ce2" table:formula="of:=([.E7] + [.G7]) / 2" office:value-type="float" office:value="0.7" calcext:value-type="float">
            <text:p>0,7</text:p>
          </table:table-cell>
          <table:table-cell table:style-name="ce2" table:formula="of:=([.F7] + [.G7]) / 2" office:value-type="float" office:value="0.7" calcext:value-type="float">
            <text:p>0,7</text:p>
          </table:table-cell>
          <table:table-cell table:style-name="ce2" table:number-matrix-columns-spanned="1" table:number-matrix-rows-spanned="1" table:formula="of:=(1 - wTan) * [.B7] + wTan * [.K7]" office:value-type="float" office:value="0.7" calcext:value-type="float">
            <text:p>0,7</text:p>
          </table:table-cell>
          <table:table-cell table:style-name="ce2" table:number-matrix-columns-spanned="1" table:number-matrix-rows-spanned="1" table:formula="of:=(1 - wTan) * [.C7] + wTan * [.L7]" office:value-type="float" office:value="0.7" calcext:value-type="float">
            <text:p>0,7</text:p>
          </table:table-cell>
          <table:table-cell table:style-name="ce2" table:number-matrix-columns-spanned="1" table:number-matrix-rows-spanned="1" table:formula="of:=(1 - wTan) * [.D7] + wTan * [.M7]" office:value-type="float" office:value="0.7" calcext:value-type="float">
            <text:p>0,7</text:p>
          </table:table-cell>
          <table:table-cell table:style-name="ce2" table:formula="of:=IF(SUM([.$N7:.$P7])=0;1;[.N7]/SUM([.$N7:.$P7]))" office:value-type="float" office:value="0.333333333333333" calcext:value-type="float">
            <text:p>0,333333333333333</text:p>
          </table:table-cell>
          <table:table-cell table:style-name="ce2" table:formula="of:=IF(SUM([.$N7:.$P7])=0;1;[.O7]/SUM([.$N7:.$P7]))" office:value-type="float" office:value="0.333333333333333" calcext:value-type="float">
            <text:p>0,333333333333333</text:p>
          </table:table-cell>
          <table:table-cell table:style-name="ce2" table:formula="of:=IF(SUM([.$N7:.$P7])=0;1;[.P7]/SUM([.$N7:.$P7]))" office:value-type="float" office:value="0.333333333333333" calcext:value-type="float">
            <text:p>0,333333333333333</text:p>
          </table:table-cell>
          <table:table-cell table:style-name="ce2" table:formula="of:=LARGE([.$N7:.$P7];1)" office:value-type="float" office:value="0.7" calcext:value-type="float">
            <text:p>0,7</text:p>
          </table:table-cell>
          <table:table-cell table:style-name="ce2" table:formula="of:=LARGE([.$N7:.$P7];2)" office:value-type="float" office:value="0.7" calcext:value-type="float">
            <text:p>0,7</text:p>
          </table:table-cell>
          <table:table-cell table:style-name="ce2" table:formula="of:=LARGE([.$N7:.$P7];3)" office:value-type="float" office:value="0.7" calcext:value-type="float">
            <text:p>0,7</text:p>
          </table:table-cell>
          <table:table-cell table:style-name="ce2" table:number-matrix-columns-spanned="1" table:number-matrix-rows-spanned="1" table:formula="of:=W_1 * [.T7] + W_2 * [.U7] + W_3 * [.V7]" office:value-type="float" office:value="0.7" calcext:value-type="float">
            <text:p>0,7</text:p>
          </table:table-cell>
          <table:table-cell table:style-name="ce2" table:formula="of:=SUMPRODUCT([.B7:.D7];[.Q7:.S7])" office:value-type="float" office:value="0.7" calcext:value-type="float">
            <text:p>0,7</text:p>
          </table:table-cell>
          <table:table-cell table:style-name="ce2" table:number-matrix-columns-spanned="1" table:number-matrix-rows-spanned="1" table:formula="of:=[.W7] * [.X7] + (1 - [.W7]) * cM" office:value-type="float" office:value="0.685" calcext:value-type="float">
            <text:p>0,685</text:p>
          </table:table-cell>
          <table:table-cell table:style-name="ce2" table:formula="of:=1 - [.Y7]" office:value-type="float" office:value="0.315" calcext:value-type="float">
            <text:p>0,315</text:p>
          </table:table-cell>
          <table:table-cell/>
          <table:table-cell table:style-name="ce2" table:formula="of:=(SIN([.AC7])*SIN([.AD7]))*([.AC7]*[.AD7]-[.AC7]+[.AD7]^2)" office:value-type="float" office:value="0.116204599993966" calcext:value-type="float">
            <text:p>0,116204599993966</text:p>
          </table:table-cell>
          <table:table-cell table:style-name="ce2" table:formula="of:=SUM([.B7:.D7])/3" office:value-type="float" office:value="0.7" calcext:value-type="float">
            <text:p>0,7</text:p>
          </table:table-cell>
          <table:table-cell table:style-name="ce2" table:formula="of:=SUM([.E7:.G7])/3" office:value-type="float" office:value="0.7" calcext:value-type="float">
            <text:p>0,7</text:p>
          </table:table-cell>
          <table:table-cell table:number-columns-repeated="3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3" table:style-name="ce2" office:value-type="float" office:value="0.6" calcext:value-type="float">
            <text:p>0,6</text:p>
          </table:table-cell>
          <table:table-cell table:number-columns-repeated="3" table:style-name="ce2" office:value-type="float" office:value="0.7" calcext:value-type="float">
            <text:p>0,7</text:p>
          </table:table-cell>
          <table:table-cell table:style-name="ce2" office:value-type="float" office:value="0.3" calcext:value-type="float">
            <text:p>0,3</text:p>
          </table:table-cell>
          <table:table-cell/>
          <table:table-cell table:style-name="ce2" office:value-type="float" office:value="0.3" calcext:value-type="float">
            <text:p>0,3</text:p>
          </table:table-cell>
          <table:table-cell table:style-name="ce2" table:formula="of:=([.E8] + [.F8]) / 2" office:value-type="float" office:value="0.7" calcext:value-type="float">
            <text:p>0,7</text:p>
          </table:table-cell>
          <table:table-cell table:style-name="ce2" table:formula="of:=([.E8] + [.G8]) / 2" office:value-type="float" office:value="0.7" calcext:value-type="float">
            <text:p>0,7</text:p>
          </table:table-cell>
          <table:table-cell table:style-name="ce2" table:formula="of:=([.F8] + [.G8]) / 2" office:value-type="float" office:value="0.7" calcext:value-type="float">
            <text:p>0,7</text:p>
          </table:table-cell>
          <table:table-cell table:style-name="ce2" table:number-matrix-columns-spanned="1" table:number-matrix-rows-spanned="1" table:formula="of:=(1 - wTan) * [.B8] + wTan * [.K8]" office:value-type="float" office:value="0.68" calcext:value-type="float">
            <text:p>0,68</text:p>
          </table:table-cell>
          <table:table-cell table:style-name="ce2" table:number-matrix-columns-spanned="1" table:number-matrix-rows-spanned="1" table:formula="of:=(1 - wTan) * [.C8] + wTan * [.L8]" office:value-type="float" office:value="0.68" calcext:value-type="float">
            <text:p>0,68</text:p>
          </table:table-cell>
          <table:table-cell table:style-name="ce2" table:number-matrix-columns-spanned="1" table:number-matrix-rows-spanned="1" table:formula="of:=(1 - wTan) * [.D8] + wTan * [.M8]" office:value-type="float" office:value="0.68" calcext:value-type="float">
            <text:p>0,68</text:p>
          </table:table-cell>
          <table:table-cell table:style-name="ce2" table:formula="of:=IF(SUM([.$N8:.$P8])=0;1;[.N8]/SUM([.$N8:.$P8]))" office:value-type="float" office:value="0.333333333333333" calcext:value-type="float">
            <text:p>0,333333333333333</text:p>
          </table:table-cell>
          <table:table-cell table:style-name="ce2" table:formula="of:=IF(SUM([.$N8:.$P8])=0;1;[.O8]/SUM([.$N8:.$P8]))" office:value-type="float" office:value="0.333333333333333" calcext:value-type="float">
            <text:p>0,333333333333333</text:p>
          </table:table-cell>
          <table:table-cell table:style-name="ce2" table:formula="of:=IF(SUM([.$N8:.$P8])=0;1;[.P8]/SUM([.$N8:.$P8]))" office:value-type="float" office:value="0.333333333333333" calcext:value-type="float">
            <text:p>0,333333333333333</text:p>
          </table:table-cell>
          <table:table-cell table:style-name="ce2" table:formula="of:=LARGE([.$N8:.$P8];1)" office:value-type="float" office:value="0.68" calcext:value-type="float">
            <text:p>0,68</text:p>
          </table:table-cell>
          <table:table-cell table:style-name="ce2" table:formula="of:=LARGE([.$N8:.$P8];2)" office:value-type="float" office:value="0.68" calcext:value-type="float">
            <text:p>0,68</text:p>
          </table:table-cell>
          <table:table-cell table:style-name="ce2" table:formula="of:=LARGE([.$N8:.$P8];3)" office:value-type="float" office:value="0.68" calcext:value-type="float">
            <text:p>0,68</text:p>
          </table:table-cell>
          <table:table-cell table:style-name="ce2" table:number-matrix-columns-spanned="1" table:number-matrix-rows-spanned="1" table:formula="of:=W_1 * [.T8] + W_2 * [.U8] + W_3 * [.V8]" office:value-type="float" office:value="0.68" calcext:value-type="float">
            <text:p>0,68</text:p>
          </table:table-cell>
          <table:table-cell table:style-name="ce2" table:formula="of:=SUMPRODUCT([.B8:.D8];[.Q8:.S8])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[.W8] * [.X8] + (1 - [.W8]) * cM" office:value-type="float" office:value="0.616" calcext:value-type="float">
            <text:p>0,616</text:p>
          </table:table-cell>
          <table:table-cell table:style-name="ce2" table:formula="of:=1 - [.Y8]" office:value-type="float" office:value="0.384" calcext:value-type="float">
            <text:p>0,384</text:p>
          </table:table-cell>
          <table:table-cell/>
          <table:table-cell table:style-name="ce2" table:formula="of:=(SIN([.AC8])*SIN([.AD8]))*([.AC8]*[.AD8]-[.AC8]+[.AD8]^2)" office:value-type="float" office:value="0.112763327181283" calcext:value-type="float">
            <text:p>0,112763327181283</text:p>
          </table:table-cell>
          <table:table-cell table:style-name="ce2" table:formula="of:=SUM([.B8:.D8])/3" office:value-type="float" office:value="0.6" calcext:value-type="float">
            <text:p>0,6</text:p>
          </table:table-cell>
          <table:table-cell table:style-name="ce2" table:formula="of:=SUM([.E8:.G8])/3" office:value-type="float" office:value="0.7" calcext:value-type="float">
            <text:p>0,7</text:p>
          </table:table-cell>
          <table:table-cell table:number-columns-repeated="3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0.5" calcext:value-type="float">
            <text:p>0,5</text:p>
          </table:table-cell>
          <table:table-cell table:number-columns-repeated="3" table:style-name="ce2" office:value-type="float" office:value="0.7" calcext:value-type="float">
            <text:p>0,7</text:p>
          </table:table-cell>
          <table:table-cell table:style-name="ce2" office:value-type="float" office:value="0.4" calcext:value-type="float">
            <text:p>0,4</text:p>
          </table:table-cell>
          <table:table-cell/>
          <table:table-cell table:style-name="ce2" office:value-type="float" office:value="0.4" calcext:value-type="float">
            <text:p>0,4</text:p>
          </table:table-cell>
          <table:table-cell table:style-name="ce2" table:formula="of:=([.E9] + [.F9]) / 2" office:value-type="float" office:value="0.7" calcext:value-type="float">
            <text:p>0,7</text:p>
          </table:table-cell>
          <table:table-cell table:style-name="ce2" table:formula="of:=([.E9] + [.G9]) / 2" office:value-type="float" office:value="0.7" calcext:value-type="float">
            <text:p>0,7</text:p>
          </table:table-cell>
          <table:table-cell table:style-name="ce2" table:formula="of:=([.F9] + [.G9]) / 2" office:value-type="float" office:value="0.7" calcext:value-type="float">
            <text:p>0,7</text:p>
          </table:table-cell>
          <table:table-cell table:style-name="ce2" table:number-matrix-columns-spanned="1" table:number-matrix-rows-spanned="1" table:formula="of:=(1 - wTan) * [.B9] + wTan * [.K9]" office:value-type="float" office:value="0.66" calcext:value-type="float">
            <text:p>0,66</text:p>
          </table:table-cell>
          <table:table-cell table:style-name="ce2" table:number-matrix-columns-spanned="1" table:number-matrix-rows-spanned="1" table:formula="of:=(1 - wTan) * [.C9] + wTan * [.L9]" office:value-type="float" office:value="0.66" calcext:value-type="float">
            <text:p>0,66</text:p>
          </table:table-cell>
          <table:table-cell table:style-name="ce2" table:number-matrix-columns-spanned="1" table:number-matrix-rows-spanned="1" table:formula="of:=(1 - wTan) * [.D9] + wTan * [.M9]" office:value-type="float" office:value="0.66" calcext:value-type="float">
            <text:p>0,66</text:p>
          </table:table-cell>
          <table:table-cell table:style-name="ce2" table:formula="of:=IF(SUM([.$N9:.$P9])=0;1;[.N9]/SUM([.$N9:.$P9]))" office:value-type="float" office:value="0.333333333333333" calcext:value-type="float">
            <text:p>0,333333333333333</text:p>
          </table:table-cell>
          <table:table-cell table:style-name="ce2" table:formula="of:=IF(SUM([.$N9:.$P9])=0;1;[.O9]/SUM([.$N9:.$P9]))" office:value-type="float" office:value="0.333333333333333" calcext:value-type="float">
            <text:p>0,333333333333333</text:p>
          </table:table-cell>
          <table:table-cell table:style-name="ce2" table:formula="of:=IF(SUM([.$N9:.$P9])=0;1;[.P9]/SUM([.$N9:.$P9]))" office:value-type="float" office:value="0.333333333333333" calcext:value-type="float">
            <text:p>0,333333333333333</text:p>
          </table:table-cell>
          <table:table-cell table:style-name="ce2" table:formula="of:=LARGE([.$N9:.$P9];1)" office:value-type="float" office:value="0.66" calcext:value-type="float">
            <text:p>0,66</text:p>
          </table:table-cell>
          <table:table-cell table:style-name="ce2" table:formula="of:=LARGE([.$N9:.$P9];2)" office:value-type="float" office:value="0.66" calcext:value-type="float">
            <text:p>0,66</text:p>
          </table:table-cell>
          <table:table-cell table:style-name="ce2" table:formula="of:=LARGE([.$N9:.$P9];3)" office:value-type="float" office:value="0.66" calcext:value-type="float">
            <text:p>0,66</text:p>
          </table:table-cell>
          <table:table-cell table:style-name="ce2" table:number-matrix-columns-spanned="1" table:number-matrix-rows-spanned="1" table:formula="of:=W_1 * [.T9] + W_2 * [.U9] + W_3 * [.V9]" office:value-type="float" office:value="0.66" calcext:value-type="float">
            <text:p>0,66</text:p>
          </table:table-cell>
          <table:table-cell table:style-name="ce2" table:formula="of:=SUMPRODUCT([.B9:.D9];[.Q9:.S9])" office:value-type="float" office:value="0.5" calcext:value-type="float">
            <text:p>0,5</text:p>
          </table:table-cell>
          <table:table-cell table:style-name="ce2" table:number-matrix-columns-spanned="1" table:number-matrix-rows-spanned="1" table:formula="of:=[.W9] * [.X9] + (1 - [.W9]) * cM" office:value-type="float" office:value="0.551" calcext:value-type="float">
            <text:p>0,551</text:p>
          </table:table-cell>
          <table:table-cell table:style-name="ce2" table:formula="of:=1 - [.Y9]" office:value-type="float" office:value="0.449" calcext:value-type="float">
            <text:p>0,449</text:p>
          </table:table-cell>
          <table:table-cell/>
          <table:table-cell table:style-name="ce2" table:formula="of:=(SIN([.AC9])*SIN([.AD9]))*([.AC9]*[.AD9]-[.AC9]+[.AD9]^2)" office:value-type="float" office:value="0.105010499971977" calcext:value-type="float">
            <text:p>0,105010499971977</text:p>
          </table:table-cell>
          <table:table-cell table:style-name="ce2" table:formula="of:=SUM([.B9:.D9])/3" office:value-type="float" office:value="0.5" calcext:value-type="float">
            <text:p>0,5</text:p>
          </table:table-cell>
          <table:table-cell table:style-name="ce2" table:formula="of:=SUM([.E9:.G9])/3" office:value-type="float" office:value="0.7" calcext:value-type="float">
            <text:p>0,7</text:p>
          </table:table-cell>
          <table:table-cell table:number-columns-repeated="3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/>
          <table:table-cell table:style-name="ce2" office:value-type="float" office:value="0.5" calcext:value-type="float">
            <text:p>0,5</text:p>
          </table:table-cell>
          <table:table-cell table:style-name="ce2" table:formula="of:=([.E10] + [.F10]) / 2" office:value-type="float" office:value="0.5" calcext:value-type="float">
            <text:p>0,5</text:p>
          </table:table-cell>
          <table:table-cell table:style-name="ce2" table:formula="of:=([.E10] + [.G10]) / 2" office:value-type="float" office:value="0.5" calcext:value-type="float">
            <text:p>0,5</text:p>
          </table:table-cell>
          <table:table-cell table:style-name="ce2" table:formula="of:=([.F10] + [.G10]) / 2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(1 - wTan) * [.B10] + wTan * [.K10]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(1 - wTan) * [.C10] + wTan * [.L10]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(1 - wTan) * [.D10] + wTan * [.M10]" office:value-type="float" office:value="0.04" calcext:value-type="float">
            <text:p>0,04</text:p>
          </table:table-cell>
          <table:table-cell table:style-name="ce2" table:formula="of:=IF(SUM([.$N10:.$P10])=0;1;[.N10]/SUM([.$N10:.$P10]))" office:value-type="float" office:value="0.483870967741935" calcext:value-type="float">
            <text:p>0,483870967741935</text:p>
          </table:table-cell>
          <table:table-cell table:style-name="ce2" table:formula="of:=IF(SUM([.$N10:.$P10])=0;1;[.O10]/SUM([.$N10:.$P10]))" office:value-type="float" office:value="0.483870967741935" calcext:value-type="float">
            <text:p>0,483870967741935</text:p>
          </table:table-cell>
          <table:table-cell table:style-name="ce2" table:formula="of:=IF(SUM([.$N10:.$P10])=0;1;[.P10]/SUM([.$N10:.$P10]))" office:value-type="float" office:value="0.032258064516129" calcext:value-type="float">
            <text:p>0,032258064516129</text:p>
          </table:table-cell>
          <table:table-cell table:style-name="ce2" table:formula="of:=LARGE([.$N10:.$P10];1)" office:value-type="float" office:value="0.6" calcext:value-type="float">
            <text:p>0,6</text:p>
          </table:table-cell>
          <table:table-cell table:style-name="ce2" table:formula="of:=LARGE([.$N10:.$P10];2)" office:value-type="float" office:value="0.6" calcext:value-type="float">
            <text:p>0,6</text:p>
          </table:table-cell>
          <table:table-cell table:style-name="ce2" table:formula="of:=LARGE([.$N10:.$P10];3)" office:value-type="float" office:value="0.04" calcext:value-type="float">
            <text:p>0,04</text:p>
          </table:table-cell>
          <table:table-cell table:style-name="ce2" table:number-matrix-columns-spanned="1" table:number-matrix-rows-spanned="1" table:formula="of:=W_1 * [.T10] + W_2 * [.U10] + W_3 * [.V10]" office:value-type="float" office:value="0.544" calcext:value-type="float">
            <text:p>0,544</text:p>
          </table:table-cell>
          <table:table-cell table:style-name="ce2" table:formula="of:=SUMPRODUCT([.B10:.D10];[.Q10:.S10])" office:value-type="float" office:value="0.974193548387097" calcext:value-type="float">
            <text:p>0,974193548387097</text:p>
          </table:table-cell>
          <table:table-cell table:style-name="ce2" table:number-matrix-columns-spanned="1" table:number-matrix-rows-spanned="1" table:formula="of:=[.W10] * [.X10] + (1 - [.W10]) * cM" office:value-type="float" office:value="0.826361290322581" calcext:value-type="float">
            <text:p>0,826361290322581</text:p>
          </table:table-cell>
          <table:table-cell table:style-name="ce2" table:formula="of:=1 - [.Y10]" office:value-type="float" office:value="0.173638709677419" calcext:value-type="float">
            <text:p>0,173638709677419</text:p>
          </table:table-cell>
          <table:table-cell/>
          <table:table-cell table:style-name="ce2" table:formula="of:=(SIN([.AC10])*SIN([.AD10]))*([.AC10]*[.AD10]-[.AC10]+[.AD10]^2)" office:value-type="float" office:value="-0.0827362490340482" calcext:value-type="float">
            <text:p>-0,082736249034048</text:p>
          </table:table-cell>
          <table:table-cell table:style-name="ce2" table:formula="of:=SUM([.B10:.D10])/3" office:value-type="float" office:value="0.733333333333333" calcext:value-type="float">
            <text:p>0,733333333333333</text:p>
          </table:table-cell>
          <table:table-cell table:style-name="ce2" table:formula="of:=SUM([.E10:.G10])/3" office:value-type="float" office:value="0.333333333333333" calcext:value-type="float">
            <text:p>0,333333333333333</text:p>
          </table:table-cell>
          <table:table-cell table:number-columns-repeated="3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/>
          <table:table-cell table:style-name="ce2" office:value-type="float" office:value="0.5" calcext:value-type="float">
            <text:p>0,5</text:p>
          </table:table-cell>
          <table:table-cell table:style-name="ce2" table:formula="of:=([.E11] + [.F11]) / 2" office:value-type="float" office:value="0" calcext:value-type="float">
            <text:p>0</text:p>
          </table:table-cell>
          <table:table-cell table:style-name="ce2" table:formula="of:=([.E11] + [.G11]) / 2" office:value-type="float" office:value="0.5" calcext:value-type="float">
            <text:p>0,5</text:p>
          </table:table-cell>
          <table:table-cell table:style-name="ce2" table:formula="of:=([.F11] + [.G11]) / 2" office:value-type="float" office:value="0.5" calcext:value-type="float">
            <text:p>0,5</text:p>
          </table:table-cell>
          <table:table-cell table:style-name="ce2" table:number-matrix-columns-spanned="1" table:number-matrix-rows-spanned="1" table:formula="of:=(1 - wTan) * [.B11] + wTan * [.K11]" office:value-type="float" office:value="0.04" calcext:value-type="float">
            <text:p>0,04</text:p>
          </table:table-cell>
          <table:table-cell table:style-name="ce2" table:number-matrix-columns-spanned="1" table:number-matrix-rows-spanned="1" table:formula="of:=(1 - wTan) * [.C11] + wTan * [.L11]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(1 - wTan) * [.D11] + wTan * [.M11]" office:value-type="float" office:value="0.6" calcext:value-type="float">
            <text:p>0,6</text:p>
          </table:table-cell>
          <table:table-cell table:style-name="ce2" table:formula="of:=IF(SUM([.$N11:.$P11])=0;1;[.N11]/SUM([.$N11:.$P11]))" office:value-type="float" office:value="0.032258064516129" calcext:value-type="float">
            <text:p>0,032258064516129</text:p>
          </table:table-cell>
          <table:table-cell table:style-name="ce2" table:formula="of:=IF(SUM([.$N11:.$P11])=0;1;[.O11]/SUM([.$N11:.$P11]))" office:value-type="float" office:value="0.483870967741935" calcext:value-type="float">
            <text:p>0,483870967741935</text:p>
          </table:table-cell>
          <table:table-cell table:style-name="ce2" table:formula="of:=IF(SUM([.$N11:.$P11])=0;1;[.P11]/SUM([.$N11:.$P11]))" office:value-type="float" office:value="0.483870967741935" calcext:value-type="float">
            <text:p>0,483870967741935</text:p>
          </table:table-cell>
          <table:table-cell table:style-name="ce2" table:formula="of:=LARGE([.$N11:.$P11];1)" office:value-type="float" office:value="0.6" calcext:value-type="float">
            <text:p>0,6</text:p>
          </table:table-cell>
          <table:table-cell table:style-name="ce2" table:formula="of:=LARGE([.$N11:.$P11];2)" office:value-type="float" office:value="0.6" calcext:value-type="float">
            <text:p>0,6</text:p>
          </table:table-cell>
          <table:table-cell table:style-name="ce2" table:formula="of:=LARGE([.$N11:.$P11];3)" office:value-type="float" office:value="0.04" calcext:value-type="float">
            <text:p>0,04</text:p>
          </table:table-cell>
          <table:table-cell table:style-name="ce2" table:number-matrix-columns-spanned="1" table:number-matrix-rows-spanned="1" table:formula="of:=W_1 * [.T11] + W_2 * [.U11] + W_3 * [.V11]" office:value-type="float" office:value="0.544" calcext:value-type="float">
            <text:p>0,544</text:p>
          </table:table-cell>
          <table:table-cell table:style-name="ce2" table:formula="of:=SUMPRODUCT([.B11:.D11];[.Q11:.S11])" office:value-type="float" office:value="0.974193548387097" calcext:value-type="float">
            <text:p>0,974193548387097</text:p>
          </table:table-cell>
          <table:table-cell table:style-name="ce2" table:number-matrix-columns-spanned="1" table:number-matrix-rows-spanned="1" table:formula="of:=[.W11] * [.X11] + (1 - [.W11]) * cM" office:value-type="float" office:value="0.826361290322581" calcext:value-type="float">
            <text:p>0,826361290322581</text:p>
          </table:table-cell>
          <table:table-cell table:style-name="ce2" table:formula="of:=1 - [.Y11]" office:value-type="float" office:value="0.173638709677419" calcext:value-type="float">
            <text:p>0,173638709677419</text:p>
          </table:table-cell>
          <table:table-cell/>
          <table:table-cell table:style-name="ce2" table:formula="of:=(SIN([.AC11])*SIN([.AD11]))*([.AC11]*[.AD11]-[.AC11]+[.AD11]^2)" office:value-type="float" office:value="-0.0827362490340482" calcext:value-type="float">
            <text:p>-0,082736249034048</text:p>
          </table:table-cell>
          <table:table-cell table:style-name="ce2" table:formula="of:=SUM([.B11:.D11])/3" office:value-type="float" office:value="0.733333333333333" calcext:value-type="float">
            <text:p>0,733333333333333</text:p>
          </table:table-cell>
          <table:table-cell table:style-name="ce2" table:formula="of:=SUM([.E11:.G11])/3" office:value-type="float" office:value="0.333333333333333" calcext:value-type="float">
            <text:p>0,333333333333333</text:p>
          </table:table-cell>
          <table:table-cell table:number-columns-repeated="3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.2" calcext:value-type="float">
            <text:p>0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très curieux</text:p>
          </table:table-cell>
          <table:table-cell/>
          <table:table-cell table:style-name="ce2" table:formula="of:=([.E12] + [.F12]) / 2" office:value-type="float" office:value="0" calcext:value-type="float">
            <text:p>0</text:p>
          </table:table-cell>
          <table:table-cell table:style-name="ce2" table:formula="of:=([.E12] + [.G12]) / 2" office:value-type="float" office:value="0" calcext:value-type="float">
            <text:p>0</text:p>
          </table:table-cell>
          <table:table-cell table:style-name="ce2" table:formula="of:=([.F12] + [.G12]) / 2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(1 - wTan) * [.B12] + wTan * [.K12]" office:value-type="float" office:value="0.04" calcext:value-type="float">
            <text:p>0,04</text:p>
          </table:table-cell>
          <table:table-cell table:style-name="ce2" table:number-matrix-columns-spanned="1" table:number-matrix-rows-spanned="1" table:formula="of:=(1 - wTan) * [.C12] + wTan * [.L12]" office:value-type="float" office:value="0.04" calcext:value-type="float">
            <text:p>0,04</text:p>
          </table:table-cell>
          <table:table-cell table:style-name="ce2" table:number-matrix-columns-spanned="1" table:number-matrix-rows-spanned="1" table:formula="of:=(1 - wTan) * [.D12] + wTan * [.M12]" office:value-type="float" office:value="0.04" calcext:value-type="float">
            <text:p>0,04</text:p>
          </table:table-cell>
          <table:table-cell table:style-name="ce2" table:formula="of:=IF(SUM([.$N12:.$P12])=0;1;[.N12]/SUM([.$N12:.$P12]))" office:value-type="float" office:value="0.333333333333333" calcext:value-type="float">
            <text:p>0,333333333333333</text:p>
          </table:table-cell>
          <table:table-cell table:style-name="ce2" table:formula="of:=IF(SUM([.$N12:.$P12])=0;1;[.O12]/SUM([.$N12:.$P12]))" office:value-type="float" office:value="0.333333333333333" calcext:value-type="float">
            <text:p>0,333333333333333</text:p>
          </table:table-cell>
          <table:table-cell table:style-name="ce2" table:formula="of:=IF(SUM([.$N12:.$P12])=0;1;[.P12]/SUM([.$N12:.$P12]))" office:value-type="float" office:value="0.333333333333333" calcext:value-type="float">
            <text:p>0,333333333333333</text:p>
          </table:table-cell>
          <table:table-cell table:style-name="ce2" table:formula="of:=LARGE([.$N12:.$P12];1)" office:value-type="float" office:value="0.04" calcext:value-type="float">
            <text:p>0,04</text:p>
          </table:table-cell>
          <table:table-cell table:style-name="ce2" table:formula="of:=LARGE([.$N12:.$P12];2)" office:value-type="float" office:value="0.04" calcext:value-type="float">
            <text:p>0,04</text:p>
          </table:table-cell>
          <table:table-cell table:style-name="ce2" table:formula="of:=LARGE([.$N12:.$P12];3)" office:value-type="float" office:value="0.04" calcext:value-type="float">
            <text:p>0,04</text:p>
          </table:table-cell>
          <table:table-cell table:style-name="ce2" table:number-matrix-columns-spanned="1" table:number-matrix-rows-spanned="1" table:formula="of:=W_1 * [.T12] + W_2 * [.U12] + W_3 * [.V12]" office:value-type="float" office:value="0.04" calcext:value-type="float">
            <text:p>0,04</text:p>
          </table:table-cell>
          <table:table-cell table:style-name="ce2" table:formula="of:=SUMPRODUCT([.B12:.D12];[.Q12:.S12])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[.W12] * [.X12] + (1 - [.W12]) * cM" office:value-type="float" office:value="0.632" calcext:value-type="float">
            <text:p>0,632</text:p>
          </table:table-cell>
          <table:table-cell table:style-name="ce2" table:formula="of:=1 - [.Y12]" office:value-type="float" office:value="0.368" calcext:value-type="float">
            <text:p>0,368</text:p>
          </table:table-cell>
          <table:table-cell/>
          <table:table-cell table:style-name="ce2" table:formula="of:=(SIN([.AC12])*SIN([.AD12]))*([.AC12]*[.AD12]-[.AC12]+[.AD12]^2)" office:value-type="float" office:value="-0" calcext:value-type="float">
            <text:p>0</text:p>
          </table:table-cell>
          <table:table-cell table:style-name="ce2" table:formula="of:=SUM([.B12:.D12])/3" office:value-type="float" office:value="0.2" calcext:value-type="float">
            <text:p>0,2</text:p>
          </table:table-cell>
          <table:table-cell table:style-name="ce2" table:formula="of:=SUM([.E12:.G12])/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string" calcext:value-type="string">
            <text:p>très curieux</text:p>
          </table:table-cell>
          <table:table-cell/>
          <table:table-cell table:style-name="ce2" table:formula="of:=([.E13] + [.F13]) / 2" office:value-type="float" office:value="0" calcext:value-type="float">
            <text:p>0</text:p>
          </table:table-cell>
          <table:table-cell table:style-name="ce2" table:formula="of:=([.E13] + [.G13]) / 2" office:value-type="float" office:value="0" calcext:value-type="float">
            <text:p>0</text:p>
          </table:table-cell>
          <table:table-cell table:style-name="ce2" table:formula="of:=([.F13] + [.G13]) / 2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(1 - wTan) * [.B13] + wTan * [.K13]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(1 - wTan) * [.C13] + wTan * [.L13]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(1 - wTan) * [.D13] + wTan * [.M13]" office:value-type="float" office:value="0.2" calcext:value-type="float">
            <text:p>0,2</text:p>
          </table:table-cell>
          <table:table-cell table:style-name="ce2" table:formula="of:=IF(SUM([.$N13:.$P13])=0;1;[.N13]/SUM([.$N13:.$P13]))" office:value-type="float" office:value="0.333333333333333" calcext:value-type="float">
            <text:p>0,333333333333333</text:p>
          </table:table-cell>
          <table:table-cell table:style-name="ce2" table:formula="of:=IF(SUM([.$N13:.$P13])=0;1;[.O13]/SUM([.$N13:.$P13]))" office:value-type="float" office:value="0.333333333333333" calcext:value-type="float">
            <text:p>0,333333333333333</text:p>
          </table:table-cell>
          <table:table-cell table:style-name="ce2" table:formula="of:=IF(SUM([.$N13:.$P13])=0;1;[.P13]/SUM([.$N13:.$P13]))" office:value-type="float" office:value="0.333333333333333" calcext:value-type="float">
            <text:p>0,333333333333333</text:p>
          </table:table-cell>
          <table:table-cell table:style-name="ce2" table:formula="of:=LARGE([.$N13:.$P13];1)" office:value-type="float" office:value="0.2" calcext:value-type="float">
            <text:p>0,2</text:p>
          </table:table-cell>
          <table:table-cell table:style-name="ce2" table:formula="of:=LARGE([.$N13:.$P13];2)" office:value-type="float" office:value="0.2" calcext:value-type="float">
            <text:p>0,2</text:p>
          </table:table-cell>
          <table:table-cell table:style-name="ce2" table:formula="of:=LARGE([.$N13:.$P13];3)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W_1 * [.T13] + W_2 * [.U13] + W_3 * [.V13]" office:value-type="float" office:value="0.2" calcext:value-type="float">
            <text:p>0,2</text:p>
          </table:table-cell>
          <table:table-cell table:style-name="ce2" table:formula="of:=SUMPRODUCT([.B13:.D13];[.Q13:.S13])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[.W13] * [.X13] + (1 - [.W13]) * cM" office:value-type="float" office:value="0.72" calcext:value-type="float">
            <text:p>0,72</text:p>
          </table:table-cell>
          <table:table-cell table:style-name="ce2" table:formula="of:=1 - [.Y13]" office:value-type="float" office:value="0.28" calcext:value-type="float">
            <text:p>0,28</text:p>
          </table:table-cell>
          <table:table-cell/>
          <table:table-cell table:style-name="ce2" table:formula="of:=(SIN([.AC13])*SIN([.AD13]))*([.AC13]*[.AD13]-[.AC13]+[.AD13]^2)" office:value-type="float" office:value="-0" calcext:value-type="float">
            <text:p>0</text:p>
          </table:table-cell>
          <table:table-cell table:style-name="ce2" table:formula="of:=SUM([.B13:.D13])/3" office:value-type="float" office:value="1" calcext:value-type="float">
            <text:p>1</text:p>
          </table:table-cell>
          <table:table-cell table:style-name="ce2" table:formula="of:=SUM([.E13:.G13])/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.8" calcext:value-type="float">
            <text:p>0,8</text:p>
          </table:table-cell>
          <table:table-cell table:number-columns-repeated="3" table:style-name="ce2" office:value-type="float" office:value="0.2" calcext:value-type="float">
            <text:p>0,2</text:p>
          </table:table-cell>
          <table:table-cell table:style-name="ce2" office:value-type="float" office:value="0.71" calcext:value-type="float">
            <text:p>0,71</text:p>
          </table:table-cell>
          <table:table-cell/>
          <table:table-cell table:style-name="ce2" office:value-type="float" office:value="0.71" calcext:value-type="float">
            <text:p>0,71</text:p>
          </table:table-cell>
          <table:table-cell table:style-name="ce2" table:formula="of:=([.E14] + [.F14]) / 2" office:value-type="float" office:value="0.2" calcext:value-type="float">
            <text:p>0,2</text:p>
          </table:table-cell>
          <table:table-cell table:style-name="ce2" table:formula="of:=([.E14] + [.G14]) / 2" office:value-type="float" office:value="0.2" calcext:value-type="float">
            <text:p>0,2</text:p>
          </table:table-cell>
          <table:table-cell table:style-name="ce2" table:formula="of:=([.F14] + [.G14]) / 2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(1 - wTan) * [.B14] + wTan * [.K14]" office:value-type="float" office:value="0.32" calcext:value-type="float">
            <text:p>0,32</text:p>
          </table:table-cell>
          <table:table-cell table:style-name="ce2" table:number-matrix-columns-spanned="1" table:number-matrix-rows-spanned="1" table:formula="of:=(1 - wTan) * [.C14] + wTan * [.L14]" office:value-type="float" office:value="0.32" calcext:value-type="float">
            <text:p>0,32</text:p>
          </table:table-cell>
          <table:table-cell table:style-name="ce2" table:number-matrix-columns-spanned="1" table:number-matrix-rows-spanned="1" table:formula="of:=(1 - wTan) * [.D14] + wTan * [.M14]" office:value-type="float" office:value="0.32" calcext:value-type="float">
            <text:p>0,32</text:p>
          </table:table-cell>
          <table:table-cell table:style-name="ce2" table:formula="of:=IF(SUM([.$N14:.$P14])=0;1;[.N14]/SUM([.$N14:.$P14]))" office:value-type="float" office:value="0.333333333333333" calcext:value-type="float">
            <text:p>0,333333333333333</text:p>
          </table:table-cell>
          <table:table-cell table:style-name="ce2" table:formula="of:=IF(SUM([.$N14:.$P14])=0;1;[.O14]/SUM([.$N14:.$P14]))" office:value-type="float" office:value="0.333333333333333" calcext:value-type="float">
            <text:p>0,333333333333333</text:p>
          </table:table-cell>
          <table:table-cell table:style-name="ce2" table:formula="of:=IF(SUM([.$N14:.$P14])=0;1;[.P14]/SUM([.$N14:.$P14]))" office:value-type="float" office:value="0.333333333333333" calcext:value-type="float">
            <text:p>0,333333333333333</text:p>
          </table:table-cell>
          <table:table-cell table:style-name="ce2" table:formula="of:=LARGE([.$N14:.$P14];1)" office:value-type="float" office:value="0.32" calcext:value-type="float">
            <text:p>0,32</text:p>
          </table:table-cell>
          <table:table-cell table:style-name="ce2" table:formula="of:=LARGE([.$N14:.$P14];2)" office:value-type="float" office:value="0.32" calcext:value-type="float">
            <text:p>0,32</text:p>
          </table:table-cell>
          <table:table-cell table:style-name="ce2" table:formula="of:=LARGE([.$N14:.$P14];3)" office:value-type="float" office:value="0.32" calcext:value-type="float">
            <text:p>0,32</text:p>
          </table:table-cell>
          <table:table-cell table:style-name="ce2" table:number-matrix-columns-spanned="1" table:number-matrix-rows-spanned="1" table:formula="of:=W_1 * [.T14] + W_2 * [.U14] + W_3 * [.V14]" office:value-type="float" office:value="0.32" calcext:value-type="float">
            <text:p>0,32</text:p>
          </table:table-cell>
          <table:table-cell table:style-name="ce2" table:formula="of:=SUMPRODUCT([.B14:.D14];[.Q14:.S14])" office:value-type="float" office:value="0.8" calcext:value-type="float">
            <text:p>0,8</text:p>
          </table:table-cell>
          <table:table-cell table:style-name="ce2" table:number-matrix-columns-spanned="1" table:number-matrix-rows-spanned="1" table:formula="of:=[.W14] * [.X14] + (1 - [.W14]) * cM" office:value-type="float" office:value="0.698" calcext:value-type="float">
            <text:p>0,698</text:p>
          </table:table-cell>
          <table:table-cell table:style-name="ce2" table:formula="of:=1 - [.Y14]" office:value-type="float" office:value="0.302" calcext:value-type="float">
            <text:p>0,302</text:p>
          </table:table-cell>
          <table:table-cell/>
          <table:table-cell table:style-name="ce2" table:formula="of:=(SIN([.AC14])*SIN([.AD14]))*([.AC14]*[.AD14]-[.AC14]+[.AD14]^2)" office:value-type="float" office:value="-0.0855099927124616" calcext:value-type="float">
            <text:p>-0,085509992712462</text:p>
          </table:table-cell>
          <table:table-cell table:style-name="ce2" table:formula="of:=SUM([.B14:.D14])/3" office:value-type="float" office:value="0.8" calcext:value-type="float">
            <text:p>0,8</text:p>
          </table:table-cell>
          <table:table-cell table:style-name="ce2" table:formula="of:=SUM([.E14:.G14])/3" office:value-type="float" office:value="0.2" calcext:value-type="float">
            <text:p>0,2</text:p>
          </table:table-cell>
          <table:table-cell table:number-columns-repeated="3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.8" calcext:value-type="float">
            <text:p>0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81" calcext:value-type="float">
            <text:p>0,81</text:p>
          </table:table-cell>
          <table:table-cell/>
          <table:table-cell table:style-name="ce2" office:value-type="float" office:value="0.81" calcext:value-type="float">
            <text:p>0,81</text:p>
          </table:table-cell>
          <table:table-cell table:style-name="ce2" table:formula="of:=([.E15] + [.F15]) / 2" office:value-type="float" office:value="0" calcext:value-type="float">
            <text:p>0</text:p>
          </table:table-cell>
          <table:table-cell table:style-name="ce2" table:formula="of:=([.E15] + [.G15]) / 2" office:value-type="float" office:value="0" calcext:value-type="float">
            <text:p>0</text:p>
          </table:table-cell>
          <table:table-cell table:style-name="ce2" table:formula="of:=([.F15] + [.G15]) / 2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(1 - wTan) * [.B15] + wTan * [.K15]" office:value-type="float" office:value="0.16" calcext:value-type="float">
            <text:p>0,16</text:p>
          </table:table-cell>
          <table:table-cell table:style-name="ce2" table:number-matrix-columns-spanned="1" table:number-matrix-rows-spanned="1" table:formula="of:=(1 - wTan) * [.C15] + wTan * [.L15]" office:value-type="float" office:value="0.16" calcext:value-type="float">
            <text:p>0,16</text:p>
          </table:table-cell>
          <table:table-cell table:style-name="ce2" table:number-matrix-columns-spanned="1" table:number-matrix-rows-spanned="1" table:formula="of:=(1 - wTan) * [.D15] + wTan * [.M15]" office:value-type="float" office:value="0.16" calcext:value-type="float">
            <text:p>0,16</text:p>
          </table:table-cell>
          <table:table-cell table:style-name="ce2" table:formula="of:=IF(SUM([.$N15:.$P15])=0;1;[.N15]/SUM([.$N15:.$P15]))" office:value-type="float" office:value="0.333333333333333" calcext:value-type="float">
            <text:p>0,333333333333333</text:p>
          </table:table-cell>
          <table:table-cell table:style-name="ce2" table:formula="of:=IF(SUM([.$N15:.$P15])=0;1;[.O15]/SUM([.$N15:.$P15]))" office:value-type="float" office:value="0.333333333333333" calcext:value-type="float">
            <text:p>0,333333333333333</text:p>
          </table:table-cell>
          <table:table-cell table:style-name="ce2" table:formula="of:=IF(SUM([.$N15:.$P15])=0;1;[.P15]/SUM([.$N15:.$P15]))" office:value-type="float" office:value="0.333333333333333" calcext:value-type="float">
            <text:p>0,333333333333333</text:p>
          </table:table-cell>
          <table:table-cell table:style-name="ce2" table:formula="of:=LARGE([.$N15:.$P15];1)" office:value-type="float" office:value="0.16" calcext:value-type="float">
            <text:p>0,16</text:p>
          </table:table-cell>
          <table:table-cell table:style-name="ce2" table:formula="of:=LARGE([.$N15:.$P15];2)" office:value-type="float" office:value="0.16" calcext:value-type="float">
            <text:p>0,16</text:p>
          </table:table-cell>
          <table:table-cell table:style-name="ce2" table:formula="of:=LARGE([.$N15:.$P15];3)" office:value-type="float" office:value="0.16" calcext:value-type="float">
            <text:p>0,16</text:p>
          </table:table-cell>
          <table:table-cell table:style-name="ce2" table:number-matrix-columns-spanned="1" table:number-matrix-rows-spanned="1" table:formula="of:=W_1 * [.T15] + W_2 * [.U15] + W_3 * [.V15]" office:value-type="float" office:value="0.16" calcext:value-type="float">
            <text:p>0,16</text:p>
          </table:table-cell>
          <table:table-cell table:style-name="ce2" table:formula="of:=SUMPRODUCT([.B15:.D15];[.Q15:.S15])" office:value-type="float" office:value="0.8" calcext:value-type="float">
            <text:p>0,8</text:p>
          </table:table-cell>
          <table:table-cell table:style-name="ce2" table:number-matrix-columns-spanned="1" table:number-matrix-rows-spanned="1" table:formula="of:=[.W15] * [.X15] + (1 - [.W15]) * cM" office:value-type="float" office:value="0.674" calcext:value-type="float">
            <text:p>0,674</text:p>
          </table:table-cell>
          <table:table-cell table:style-name="ce2" table:formula="of:=1 - [.Y15]" office:value-type="float" office:value="0.326" calcext:value-type="float">
            <text:p>0,326</text:p>
          </table:table-cell>
          <table:table-cell/>
          <table:table-cell table:style-name="ce2" table:formula="of:=(SIN([.AC15])*SIN([.AD15]))*([.AC15]*[.AD15]-[.AC15]+[.AD15]^2)" office:value-type="float" office:value="-0" calcext:value-type="float">
            <text:p>0</text:p>
          </table:table-cell>
          <table:table-cell table:style-name="ce2" table:formula="of:=SUM([.B15:.D15])/3" office:value-type="float" office:value="0.8" calcext:value-type="float">
            <text:p>0,8</text:p>
          </table:table-cell>
          <table:table-cell table:style-name="ce2" table:formula="of:=SUM([.E15:.G15])/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6" table:style-name="ce2" office:value-type="float" office:value="0.2" calcext:value-type="float">
            <text:p>0,2</text:p>
          </table:table-cell>
          <table:table-cell table:style-name="ce2" office:value-type="float" office:value="0.82" calcext:value-type="float">
            <text:p>0,82</text:p>
          </table:table-cell>
          <table:table-cell/>
          <table:table-cell table:style-name="ce2" office:value-type="float" office:value="0.82" calcext:value-type="float">
            <text:p>0,82</text:p>
          </table:table-cell>
          <table:table-cell table:style-name="ce2" table:formula="of:=([.E16] + [.F16]) / 2" office:value-type="float" office:value="0.2" calcext:value-type="float">
            <text:p>0,2</text:p>
          </table:table-cell>
          <table:table-cell table:style-name="ce2" table:formula="of:=([.E16] + [.G16]) / 2" office:value-type="float" office:value="0.2" calcext:value-type="float">
            <text:p>0,2</text:p>
          </table:table-cell>
          <table:table-cell table:style-name="ce2" table:formula="of:=([.F16] + [.G16]) / 2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(1 - wTan) * [.B16] + wTan * [.K16]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(1 - wTan) * [.C16] + wTan * [.L16]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(1 - wTan) * [.D16] + wTan * [.M16]" office:value-type="float" office:value="0.2" calcext:value-type="float">
            <text:p>0,2</text:p>
          </table:table-cell>
          <table:table-cell table:style-name="ce2" table:formula="of:=IF(SUM([.$N16:.$P16])=0;1;[.N16]/SUM([.$N16:.$P16]))" office:value-type="float" office:value="0.333333333333333" calcext:value-type="float">
            <text:p>0,333333333333333</text:p>
          </table:table-cell>
          <table:table-cell table:style-name="ce2" table:formula="of:=IF(SUM([.$N16:.$P16])=0;1;[.O16]/SUM([.$N16:.$P16]))" office:value-type="float" office:value="0.333333333333333" calcext:value-type="float">
            <text:p>0,333333333333333</text:p>
          </table:table-cell>
          <table:table-cell table:style-name="ce2" table:formula="of:=IF(SUM([.$N16:.$P16])=0;1;[.P16]/SUM([.$N16:.$P16]))" office:value-type="float" office:value="0.333333333333333" calcext:value-type="float">
            <text:p>0,333333333333333</text:p>
          </table:table-cell>
          <table:table-cell table:style-name="ce2" table:formula="of:=LARGE([.$N16:.$P16];1)" office:value-type="float" office:value="0.2" calcext:value-type="float">
            <text:p>0,2</text:p>
          </table:table-cell>
          <table:table-cell table:style-name="ce2" table:formula="of:=LARGE([.$N16:.$P16];2)" office:value-type="float" office:value="0.2" calcext:value-type="float">
            <text:p>0,2</text:p>
          </table:table-cell>
          <table:table-cell table:style-name="ce2" table:formula="of:=LARGE([.$N16:.$P16];3)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W_1 * [.T16] + W_2 * [.U16] + W_3 * [.V16]" office:value-type="float" office:value="0.2" calcext:value-type="float">
            <text:p>0,2</text:p>
          </table:table-cell>
          <table:table-cell table:style-name="ce2" table:formula="of:=SUMPRODUCT([.B16:.D16];[.Q16:.S16])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[.W16] * [.X16] + (1 - [.W16]) * cM" office:value-type="float" office:value="0.56" calcext:value-type="float">
            <text:p>0,56</text:p>
          </table:table-cell>
          <table:table-cell table:style-name="ce2" table:formula="of:=1 - [.Y16]" office:value-type="float" office:value="0.44" calcext:value-type="float">
            <text:p>0,44</text:p>
          </table:table-cell>
          <table:table-cell/>
          <table:table-cell table:style-name="ce2" table:formula="of:=(SIN([.AC16])*SIN([.AD16]))*([.AC16]*[.AD16]-[.AC16]+[.AD16]^2)" office:value-type="float" office:value="-0.00473634035982689" calcext:value-type="float">
            <text:p>-0,004736340359827</text:p>
          </table:table-cell>
          <table:table-cell table:style-name="ce2" table:formula="of:=SUM([.B16:.D16])/3" office:value-type="float" office:value="0.2" calcext:value-type="float">
            <text:p>0,2</text:p>
          </table:table-cell>
          <table:table-cell table:style-name="ce2" table:formula="of:=SUM([.E16:.G16])/3" office:value-type="float" office:value="0.2" calcext:value-type="float">
            <text:p>0,2</text:p>
          </table:table-cell>
          <table:table-cell table:number-columns-repeated="3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3" table:style-name="ce2" office:value-type="float" office:value="0.2" calcext:value-type="float">
            <text:p>0,2</text:p>
          </table:table-cell>
          <table:table-cell table:number-columns-repeated="3" table:style-name="ce2" office:value-type="float" office:value="0.7" calcext:value-type="float">
            <text:p>0,7</text:p>
          </table:table-cell>
          <table:table-cell table:style-name="ce2" office:value-type="float" office:value="0.83" calcext:value-type="float">
            <text:p>0,83</text:p>
          </table:table-cell>
          <table:table-cell/>
          <table:table-cell table:style-name="ce2" office:value-type="float" office:value="0.83" calcext:value-type="float">
            <text:p>0,83</text:p>
          </table:table-cell>
          <table:table-cell table:style-name="ce2" table:formula="of:=([.E17] + [.F17]) / 2" office:value-type="float" office:value="0.7" calcext:value-type="float">
            <text:p>0,7</text:p>
          </table:table-cell>
          <table:table-cell table:style-name="ce2" table:formula="of:=([.E17] + [.G17]) / 2" office:value-type="float" office:value="0.7" calcext:value-type="float">
            <text:p>0,7</text:p>
          </table:table-cell>
          <table:table-cell table:style-name="ce2" table:formula="of:=([.F17] + [.G17]) / 2" office:value-type="float" office:value="0.7" calcext:value-type="float">
            <text:p>0,7</text:p>
          </table:table-cell>
          <table:table-cell table:style-name="ce2" table:number-matrix-columns-spanned="1" table:number-matrix-rows-spanned="1" table:formula="of:=(1 - wTan) * [.B17] + wTan * [.K17]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(1 - wTan) * [.C17] + wTan * [.L17]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(1 - wTan) * [.D17] + wTan * [.M17]" office:value-type="float" office:value="0.6" calcext:value-type="float">
            <text:p>0,6</text:p>
          </table:table-cell>
          <table:table-cell table:style-name="ce2" table:formula="of:=IF(SUM([.$N17:.$P17])=0;1;[.N17]/SUM([.$N17:.$P17]))" office:value-type="float" office:value="0.333333333333333" calcext:value-type="float">
            <text:p>0,333333333333333</text:p>
          </table:table-cell>
          <table:table-cell table:style-name="ce2" table:formula="of:=IF(SUM([.$N17:.$P17])=0;1;[.O17]/SUM([.$N17:.$P17]))" office:value-type="float" office:value="0.333333333333333" calcext:value-type="float">
            <text:p>0,333333333333333</text:p>
          </table:table-cell>
          <table:table-cell table:style-name="ce2" table:formula="of:=IF(SUM([.$N17:.$P17])=0;1;[.P17]/SUM([.$N17:.$P17]))" office:value-type="float" office:value="0.333333333333333" calcext:value-type="float">
            <text:p>0,333333333333333</text:p>
          </table:table-cell>
          <table:table-cell table:style-name="ce2" table:formula="of:=LARGE([.$N17:.$P17];1)" office:value-type="float" office:value="0.6" calcext:value-type="float">
            <text:p>0,6</text:p>
          </table:table-cell>
          <table:table-cell table:style-name="ce2" table:formula="of:=LARGE([.$N17:.$P17];2)" office:value-type="float" office:value="0.6" calcext:value-type="float">
            <text:p>0,6</text:p>
          </table:table-cell>
          <table:table-cell table:style-name="ce2" table:formula="of:=LARGE([.$N17:.$P17];3)" office:value-type="float" office:value="0.6" calcext:value-type="float">
            <text:p>0,6</text:p>
          </table:table-cell>
          <table:table-cell table:style-name="ce2" table:number-matrix-columns-spanned="1" table:number-matrix-rows-spanned="1" table:formula="of:=W_1 * [.T17] + W_2 * [.U17] + W_3 * [.V17]" office:value-type="float" office:value="0.6" calcext:value-type="float">
            <text:p>0,6</text:p>
          </table:table-cell>
          <table:table-cell table:style-name="ce2" table:formula="of:=SUMPRODUCT([.B17:.D17];[.Q17:.S17])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[.W17] * [.X17] + (1 - [.W17]) * cM" office:value-type="float" office:value="0.38" calcext:value-type="float">
            <text:p>0,38</text:p>
          </table:table-cell>
          <table:table-cell table:style-name="ce2" table:formula="of:=1 - [.Y17]" office:value-type="float" office:value="0.62" calcext:value-type="float">
            <text:p>0,62</text:p>
          </table:table-cell>
          <table:table-cell/>
          <table:table-cell table:style-name="ce2" table:formula="of:=(SIN([.AC17])*SIN([.AD17]))*([.AC17]*[.AD17]-[.AC17]+[.AD17]^2)" office:value-type="float" office:value="0.0550341076282373" calcext:value-type="float">
            <text:p>0,055034107628237</text:p>
          </table:table-cell>
          <table:table-cell table:style-name="ce2" table:formula="of:=SUM([.B17:.D17])/3" office:value-type="float" office:value="0.2" calcext:value-type="float">
            <text:p>0,2</text:p>
          </table:table-cell>
          <table:table-cell table:style-name="ce2" table:formula="of:=SUM([.E17:.G17])/3" office:value-type="float" office:value="0.7" calcext:value-type="float">
            <text:p>0,7</text:p>
          </table:table-cell>
          <table:table-cell table:number-columns-repeated="3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string" calcext:value-type="string">
            <text:p>manque d'information </text:p>
          </table:table-cell>
          <table:table-cell table:style-name="ce2" office:value-type="float" office:value="0.9" calcext:value-type="float">
            <text:p>0,9</text:p>
          </table:table-cell>
          <table:table-cell table:style-name="ce2" table:formula="of:=([.E18] + [.F18]) / 2" office:value-type="float" office:value="0" calcext:value-type="float">
            <text:p>0</text:p>
          </table:table-cell>
          <table:table-cell table:style-name="ce2" table:formula="of:=([.E18] + [.G18]) / 2" office:value-type="float" office:value="0" calcext:value-type="float">
            <text:p>0</text:p>
          </table:table-cell>
          <table:table-cell table:style-name="ce2" table:formula="of:=([.F18] + [.G18]) / 2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(1 - wTan) * [.B18] + wTan * [.K18]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(1 - wTan) * [.C18] + wTan * [.L18]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(1 - wTan) * [.D18] + wTan * [.M18]" office:value-type="float" office:value="0" calcext:value-type="float">
            <text:p>0</text:p>
          </table:table-cell>
          <table:table-cell table:style-name="ce2" table:formula="of:=IF(SUM([.$N18:.$P18])=0;1;[.N18]/SUM([.$N18:.$P18]))" office:value-type="float" office:value="1" calcext:value-type="float">
            <text:p>1</text:p>
          </table:table-cell>
          <table:table-cell table:style-name="ce2" table:formula="of:=IF(SUM([.$N18:.$P18])=0;1;[.O18]/SUM([.$N18:.$P18]))" office:value-type="float" office:value="1" calcext:value-type="float">
            <text:p>1</text:p>
          </table:table-cell>
          <table:table-cell table:style-name="ce2" table:formula="of:=IF(SUM([.$N18:.$P18])=0;1;[.P18]/SUM([.$N18:.$P18]))" office:value-type="float" office:value="1" calcext:value-type="float">
            <text:p>1</text:p>
          </table:table-cell>
          <table:table-cell table:style-name="ce2" table:formula="of:=LARGE([.$N18:.$P18];1)" office:value-type="float" office:value="0" calcext:value-type="float">
            <text:p>0</text:p>
          </table:table-cell>
          <table:table-cell table:style-name="ce2" table:formula="of:=LARGE([.$N18:.$P18];2)" office:value-type="float" office:value="0" calcext:value-type="float">
            <text:p>0</text:p>
          </table:table-cell>
          <table:table-cell table:style-name="ce2" table:formula="of:=LARGE([.$N18:.$P18];3)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W_1 * [.T18] + W_2 * [.U18] + W_3 * [.V18]" office:value-type="float" office:value="0" calcext:value-type="float">
            <text:p>0</text:p>
          </table:table-cell>
          <table:table-cell table:style-name="ce2" table:formula="of:=SUMPRODUCT([.B18:.D18];[.Q18:.S18])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[.W18] * [.X18] + (1 - [.W18]) * cM" office:value-type="float" office:value="0.65" calcext:value-type="float">
            <text:p>0,65</text:p>
          </table:table-cell>
          <table:table-cell table:style-name="ce2" table:formula="of:=1 - [.Y18]" office:value-type="float" office:value="0.35" calcext:value-type="float">
            <text:p>0,35</text:p>
          </table:table-cell>
          <table:table-cell/>
          <table:table-cell table:style-name="ce2" table:formula="of:=(SIN([.AC18])*SIN([.AD18]))*([.AC18]*[.AD18]-[.AC18]+[.AD18]^2)" office:value-type="float" office:value="0" calcext:value-type="float">
            <text:p>0</text:p>
          </table:table-cell>
          <table:table-cell table:style-name="ce2" table:formula="of:=SUM([.B18:.D18])/3" office:value-type="float" office:value="0" calcext:value-type="float">
            <text:p>0</text:p>
          </table:table-cell>
          <table:table-cell table:style-name="ce2" table:formula="of:=SUM([.E18:.G18])/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.2" calcext:value-type="float">
            <text:p>0,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.99" calcext:value-type="float">
            <text:p>0,99</text:p>
          </table:table-cell>
          <table:table-cell/>
          <table:table-cell table:style-name="ce2" office:value-type="float" office:value="0.99" calcext:value-type="float">
            <text:p>0,99</text:p>
          </table:table-cell>
          <table:table-cell table:style-name="ce2" table:formula="of:=([.E19] + [.F19]) / 2" office:value-type="float" office:value="1" calcext:value-type="float">
            <text:p>1</text:p>
          </table:table-cell>
          <table:table-cell table:style-name="ce2" table:formula="of:=([.E19] + [.G19]) / 2" office:value-type="float" office:value="1" calcext:value-type="float">
            <text:p>1</text:p>
          </table:table-cell>
          <table:table-cell table:style-name="ce2" table:formula="of:=([.F19] + [.G19]) / 2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(1 - wTan) * [.B19] + wTan * [.K19]" office:value-type="float" office:value="0.84" calcext:value-type="float">
            <text:p>0,84</text:p>
          </table:table-cell>
          <table:table-cell table:style-name="ce2" table:number-matrix-columns-spanned="1" table:number-matrix-rows-spanned="1" table:formula="of:=(1 - wTan) * [.C19] + wTan * [.L19]" office:value-type="float" office:value="0.84" calcext:value-type="float">
            <text:p>0,84</text:p>
          </table:table-cell>
          <table:table-cell table:style-name="ce2" table:number-matrix-columns-spanned="1" table:number-matrix-rows-spanned="1" table:formula="of:=(1 - wTan) * [.D19] + wTan * [.M19]" office:value-type="float" office:value="0.84" calcext:value-type="float">
            <text:p>0,84</text:p>
          </table:table-cell>
          <table:table-cell table:style-name="ce2" table:formula="of:=IF(SUM([.$N19:.$P19])=0;1;[.N19]/SUM([.$N19:.$P19]))" office:value-type="float" office:value="0.333333333333333" calcext:value-type="float">
            <text:p>0,333333333333333</text:p>
          </table:table-cell>
          <table:table-cell table:style-name="ce2" table:formula="of:=IF(SUM([.$N19:.$P19])=0;1;[.O19]/SUM([.$N19:.$P19]))" office:value-type="float" office:value="0.333333333333333" calcext:value-type="float">
            <text:p>0,333333333333333</text:p>
          </table:table-cell>
          <table:table-cell table:style-name="ce2" table:formula="of:=IF(SUM([.$N19:.$P19])=0;1;[.P19]/SUM([.$N19:.$P19]))" office:value-type="float" office:value="0.333333333333333" calcext:value-type="float">
            <text:p>0,333333333333333</text:p>
          </table:table-cell>
          <table:table-cell table:style-name="ce2" table:formula="of:=LARGE([.$N19:.$P19];1)" office:value-type="float" office:value="0.84" calcext:value-type="float">
            <text:p>0,84</text:p>
          </table:table-cell>
          <table:table-cell table:style-name="ce2" table:formula="of:=LARGE([.$N19:.$P19];2)" office:value-type="float" office:value="0.84" calcext:value-type="float">
            <text:p>0,84</text:p>
          </table:table-cell>
          <table:table-cell table:style-name="ce2" table:formula="of:=LARGE([.$N19:.$P19];3)" office:value-type="float" office:value="0.84" calcext:value-type="float">
            <text:p>0,84</text:p>
          </table:table-cell>
          <table:table-cell table:style-name="ce2" table:number-matrix-columns-spanned="1" table:number-matrix-rows-spanned="1" table:formula="of:=W_1 * [.T19] + W_2 * [.U19] + W_3 * [.V19]" office:value-type="float" office:value="0.84" calcext:value-type="float">
            <text:p>0,84</text:p>
          </table:table-cell>
          <table:table-cell table:style-name="ce2" table:formula="of:=SUMPRODUCT([.B19:.D19];[.Q19:.S19])" office:value-type="float" office:value="0.2" calcext:value-type="float">
            <text:p>0,2</text:p>
          </table:table-cell>
          <table:table-cell table:style-name="ce2" table:number-matrix-columns-spanned="1" table:number-matrix-rows-spanned="1" table:formula="of:=[.W19] * [.X19] + (1 - [.W19]) * cM" office:value-type="float" office:value="0.272" calcext:value-type="float">
            <text:p>0,272</text:p>
          </table:table-cell>
          <table:table-cell table:style-name="ce2" table:formula="of:=1 - [.Y19]" office:value-type="float" office:value="0.728" calcext:value-type="float">
            <text:p>0,728</text:p>
          </table:table-cell>
          <table:table-cell/>
          <table:table-cell table:style-name="ce2" table:formula="of:=(SIN([.AC19])*SIN([.AD19]))*([.AC19]*[.AD19]-[.AC19]+[.AD19]^2)" office:value-type="float" office:value="0.167174477435246" calcext:value-type="float">
            <text:p>0,167174477435246</text:p>
          </table:table-cell>
          <table:table-cell table:style-name="ce2" table:formula="of:=SUM([.B19:.D19])/3" office:value-type="float" office:value="0.2" calcext:value-type="float">
            <text:p>0,2</text:p>
          </table:table-cell>
          <table:table-cell table:style-name="ce2" table:formula="of:=SUM([.E19:.G19])/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formula="of:=([.E20] + [.F20]) / 2" office:value-type="float" office:value="1" calcext:value-type="float">
            <text:p>1</text:p>
          </table:table-cell>
          <table:table-cell table:style-name="ce2" table:formula="of:=([.E20] + [.G20]) / 2" office:value-type="float" office:value="1" calcext:value-type="float">
            <text:p>1</text:p>
          </table:table-cell>
          <table:table-cell table:style-name="ce2" table:formula="of:=([.F20] + [.G20]) / 2" office:value-type="float" office:value="1" calcext:value-type="float">
            <text:p>1</text:p>
          </table:table-cell>
          <table:table-cell table:style-name="ce2" table:number-matrix-columns-spanned="1" table:number-matrix-rows-spanned="1" table:formula="of:=(1 - wTan) * [.B20] + wTan * [.K20]" office:value-type="float" office:value="0.8" calcext:value-type="float">
            <text:p>0,8</text:p>
          </table:table-cell>
          <table:table-cell table:style-name="ce2" table:number-matrix-columns-spanned="1" table:number-matrix-rows-spanned="1" table:formula="of:=(1 - wTan) * [.C20] + wTan * [.L20]" office:value-type="float" office:value="0.8" calcext:value-type="float">
            <text:p>0,8</text:p>
          </table:table-cell>
          <table:table-cell table:style-name="ce2" table:number-matrix-columns-spanned="1" table:number-matrix-rows-spanned="1" table:formula="of:=(1 - wTan) * [.D20] + wTan * [.M20]" office:value-type="float" office:value="0.8" calcext:value-type="float">
            <text:p>0,8</text:p>
          </table:table-cell>
          <table:table-cell table:style-name="ce2" table:formula="of:=IF(SUM([.$N20:.$P20])=0;1;[.N20]/SUM([.$N20:.$P20]))" office:value-type="float" office:value="0.333333333333333" calcext:value-type="float">
            <text:p>0,333333333333333</text:p>
          </table:table-cell>
          <table:table-cell table:style-name="ce2" table:formula="of:=IF(SUM([.$N20:.$P20])=0;1;[.O20]/SUM([.$N20:.$P20]))" office:value-type="float" office:value="0.333333333333333" calcext:value-type="float">
            <text:p>0,333333333333333</text:p>
          </table:table-cell>
          <table:table-cell table:style-name="ce2" table:formula="of:=IF(SUM([.$N20:.$P20])=0;1;[.P20]/SUM([.$N20:.$P20]))" office:value-type="float" office:value="0.333333333333333" calcext:value-type="float">
            <text:p>0,333333333333333</text:p>
          </table:table-cell>
          <table:table-cell table:style-name="ce2" table:formula="of:=LARGE([.$N20:.$P20];1)" office:value-type="float" office:value="0.8" calcext:value-type="float">
            <text:p>0,8</text:p>
          </table:table-cell>
          <table:table-cell table:style-name="ce2" table:formula="of:=LARGE([.$N20:.$P20];2)" office:value-type="float" office:value="0.8" calcext:value-type="float">
            <text:p>0,8</text:p>
          </table:table-cell>
          <table:table-cell table:style-name="ce2" table:formula="of:=LARGE([.$N20:.$P20];3)" office:value-type="float" office:value="0.8" calcext:value-type="float">
            <text:p>0,8</text:p>
          </table:table-cell>
          <table:table-cell table:style-name="ce2" table:number-matrix-columns-spanned="1" table:number-matrix-rows-spanned="1" table:formula="of:=W_1 * [.T20] + W_2 * [.U20] + W_3 * [.V20]" office:value-type="float" office:value="0.8" calcext:value-type="float">
            <text:p>0,8</text:p>
          </table:table-cell>
          <table:table-cell table:style-name="ce2" table:formula="of:=SUMPRODUCT([.B20:.D20];[.Q20:.S20])" office:value-type="float" office:value="0" calcext:value-type="float">
            <text:p>0</text:p>
          </table:table-cell>
          <table:table-cell table:style-name="ce2" table:number-matrix-columns-spanned="1" table:number-matrix-rows-spanned="1" table:formula="of:=[.W20] * [.X20] + (1 - [.W20]) * cM" office:value-type="float" office:value="0.13" calcext:value-type="float">
            <text:p>0,13</text:p>
          </table:table-cell>
          <table:table-cell table:style-name="ce2" table:formula="of:=1 - [.Y20]" office:value-type="float" office:value="0.87" calcext:value-type="float">
            <text:p>0,87</text:p>
          </table:table-cell>
          <table:table-cell/>
          <table:table-cell table:style-name="ce2" table:formula="of:=(SIN([.AC20])*SIN([.AD20]))*([.AC20]*[.AD20]-[.AC20]+[.AD20]^2)" office:value-type="float" office:value="0" calcext:value-type="float">
            <text:p>0</text:p>
          </table:table-cell>
          <table:table-cell table:style-name="ce2" table:formula="of:=SUM([.B20:.D20])/3" office:value-type="float" office:value="0" calcext:value-type="float">
            <text:p>0</text:p>
          </table:table-cell>
          <table:table-cell table:style-name="ce2" table:formula="of:=SUM([.E20:.G20])/3" office:value-type="float" office:value="1" calcext:value-type="float">
            <text:p>1</text:p>
          </table:table-cell>
          <table:table-cell table:number-columns-repeated="3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6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number-columns-repeated="6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number-columns-repeated="6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6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6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6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6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6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number-columns-repeated="6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number-columns-repeated="6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number-columns-repeated="6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number-columns-repeated="6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number-columns-repeated="6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number-columns-repeated="6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number-columns-repeated="6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number-columns-repeated="63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Feuille1.$A$1" table:cell-range-address="$Feuille1.$A$1:.$AA$36"/>
        </table:named-expressions>
      </table:table>
      <table:table table:name="Feuil1" table:style-name="ta2">
        <table:table-column table:style-name="co2" table:number-columns-repeated="64" table:default-cell-style-name="Default"/>
        <table:table-row table:style-name="ro2">
          <table:table-cell table:style-name="ce2" office:value-type="string" calcext:value-type="string">
            <text:p>wTan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Tan2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Tan3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1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2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3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62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range table:name="cM" table:base-cell-address="$Feuille1.$A$1" table:cell-range-address="$Feuil1.$B$7:.$B$7"/>
        <table:named-range table:name="wT" table:base-cell-address="$Feuille1.$A$1" table:cell-range-address="$Feuil1.$B$3:.$B$3"/>
        <table:named-range table:name="wTan" table:base-cell-address="$Feuille1.$A$1" table:cell-range-address="$Feuil1.$B$3:.$B$3"/>
        <table:named-range table:name="W_1" table:base-cell-address="$Feuille1.$A$1" table:cell-range-address="$Feuil1.$B$4:.$B$4"/>
        <table:named-range table:name="W_2" table:base-cell-address="$Feuille1.$A$1" table:cell-range-address="$Feuil1.$B$5:.$B$5"/>
        <table:named-range table:name="W_3" table:base-cell-address="$Feuille1.$A$1" table:cell-range-address="$Feuil1.$B$6:.$B$6"/>
      </table:named-expressions>
      <table:database-ranges>
        <table:database-range table:name="__Anonymous_Sheet_DB__0" table:target-range-address="Feuille1.A1:Feuille1.AA3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Heading_20__28_user_29__20_12" style:display-name="Heading (user)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size-complex="24pt" style:font-style-complex="normal" style:font-weight-complex="bold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eutral_20_16" style:display-name="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Result_20__28_user_29__20__28_user_29_" style:display-name="Result (user) (user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size-complex="10pt" style:font-style-complex="italic" style:font-weight-complex="bold"/>
    </style:style>
    <style:style style:name="Status_20_17" style:display-name="Status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Text_20_18" style:display-name="Tex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Warning_20_19" style:display-name="Warn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2T14:20:49</meta:creation-date>
    <meta:initial-creator>yassine mejri</meta:initial-creator>
    <dc:language>fr-FR</dc:language>
    <dc:date>2023-07-26T23:14:18.055000000</dc:date>
    <meta:editing-cycles>3</meta:editing-cycles>
    <meta:editing-duration>PT11M26S</meta:editing-duration>
    <meta:generator>LibreOffice/7.0.1.2$Windows_X86_64 LibreOffice_project/7cbcfc562f6eb6708b5ff7d7397325de9e764452</meta:generator>
    <meta:document-statistic meta:table-count="2" meta:cell-count="591" meta:object-count="0"/>
    <meta:user-defined meta:name="AppVersion">16.0300</meta:user-defined>
  </office:meta>
</office:document-meta>
</file>